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A1_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1" svg:font-family="Arial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Itálico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3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A1_5f_Cabecalho">
      <style:text-properties fo:language="pt" fo:country="PT" officeooo:paragraph-rsid="02998b10"/>
    </style:style>
    <style:style style:name="P2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fo:language="pt" fo:country="PT" officeooo:paragraph-rsid="014e6710"/>
    </style:style>
    <style:style style:name="P3" style:family="paragraph" style:parent-style-name="A2_5f_Rodape">
      <style:text-properties fo:language="pt" fo:country="PT" officeooo:paragraph-rsid="0072868d"/>
    </style:style>
    <style:style style:name="P4" style:family="paragraph" style:parent-style-name="A2_5f_Rodape">
      <style:text-properties fo:language="pt" fo:country="PT" officeooo:paragraph-rsid="014e6710"/>
    </style:style>
    <style:style style:name="P5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596d71" officeooo:paragraph-rsid="02596d71" style:text-blinking="false" fo:background-color="transparent" text:display="none" style:text-overline-style="none" style:text-overline-color="font-color"/>
    </style:style>
    <style:style style:name="P6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5f73df" officeooo:paragraph-rsid="025f73df" style:text-blinking="false" fo:background-color="transparent" text:display="none" style:text-overline-style="none" style:text-overline-color="font-color"/>
    </style:style>
    <style:style style:name="P7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5f9845" officeooo:paragraph-rsid="025f9845" style:text-blinking="false" fo:background-color="transparent" text:display="none" style:text-overline-style="none" style:text-overline-color="font-color"/>
    </style:style>
    <style:style style:name="P8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78c127" officeooo:paragraph-rsid="0278c127" style:text-blinking="false" fo:background-color="transparent" text:display="none" style:text-overline-style="none" style:text-overline-color="font-color"/>
    </style:style>
    <style:style style:name="P9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paragraph-rsid="027bea75" style:text-blinking="false" fo:background-color="transparent" text:display="none" style:text-overline-style="none" style:text-overline-color="font-color"/>
    </style:style>
    <style:style style:name="P10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paragraph-rsid="02855add" style:text-blinking="false" fo:background-color="transparent" text:display="none" style:text-overline-style="none" style:text-overline-color="font-color"/>
    </style:style>
    <style:style style:name="P11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paragraph-rsid="0287498f" style:text-blinking="false" fo:background-color="transparent" text:display="none" style:text-overline-style="none" style:text-overline-color="font-color"/>
    </style:style>
    <style:style style:name="P12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paragraph-rsid="028994d7" style:text-blinking="false" fo:background-color="transparent" text:display="none" style:text-overline-style="none" style:text-overline-color="font-color"/>
    </style:style>
    <style:style style:name="P13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paragraph-rsid="028a1053" style:text-blinking="false" fo:background-color="transparent" text:display="none" style:text-overline-style="none" style:text-overline-color="font-color"/>
    </style:style>
    <style:style style:name="P14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paragraph-rsid="028b9cef" style:text-blinking="false" fo:background-color="transparent" text:display="none" style:text-overline-style="none" style:text-overline-color="font-color"/>
    </style:style>
    <style:style style:name="P15" style:family="paragraph" style:parent-style-name="A4_5f_Normal">
      <style:text-properties fo:color="#800080" style:text-line-through-style="none" style:text-line-through-type="none" style:text-position="sub 58%" style:font-name="Arial1" fo:font-size="10pt" fo:language="pt" fo:country="PT" style:text-underline-style="none" officeooo:paragraph-rsid="028b9cef" style:text-blinking="false" fo:background-color="transparent" text:display="none" style:text-overline-style="none" style:text-overline-color="font-color"/>
    </style:style>
    <style:style style:name="P16" style:family="paragraph" style:parent-style-name="A4_5f_Normal">
      <style:text-properties fo:color="#800080" style:text-line-through-style="none" style:text-line-through-type="none" style:text-position="sub 58%" style:font-name="Arial" fo:font-size="10pt" fo:language="pt" fo:country="PT" style:text-underline-style="none" officeooo:rsid="027310c3" officeooo:paragraph-rsid="02737ee0" style:text-blinking="false" fo:background-color="transparent" text:display="none" style:text-overline-style="none" style:text-overline-color="font-color"/>
    </style:style>
    <style:style style:name="P17" style:family="paragraph" style:parent-style-name="A4_5f_Normal">
      <style:text-properties fo:color="#800080" style:text-line-through-style="none" style:text-line-through-type="none" style:text-position="sub 58%" style:font-name="Arial" fo:font-size="10pt" fo:language="pt" fo:country="PT" style:text-underline-style="none" officeooo:rsid="027458ee" officeooo:paragraph-rsid="027458ee" style:text-blinking="false" fo:background-color="transparent" text:display="none" style:text-overline-style="none" style:text-overline-color="font-color"/>
    </style:style>
    <style:style style:name="P18" style:family="paragraph" style:parent-style-name="A4_5f_Normal">
      <style:text-properties officeooo:paragraph-rsid="02940f6d"/>
    </style:style>
    <style:style style:name="P19" style:family="paragraph" style:parent-style-name="A3_5f_Titulo1">
      <style:text-properties officeooo:rsid="00ff97bd" officeooo:paragraph-rsid="02940f6d"/>
    </style:style>
    <style:style style:name="P20" style:family="paragraph" style:parent-style-name="A3_5f_Titulo1">
      <style:paragraph-properties fo:break-before="page"/>
      <style:text-properties officeooo:rsid="00ff97bd" officeooo:paragraph-rsid="02940f6d"/>
    </style:style>
    <style:style style:name="P21" style:family="paragraph" style:parent-style-name="A3_5f_Titulo1">
      <style:paragraph-properties fo:break-before="page"/>
      <style:text-properties officeooo:rsid="01028700" officeooo:paragraph-rsid="02940f6d"/>
    </style:style>
    <style:style style:name="P22" style:family="paragraph" style:parent-style-name="A3_5f_Titulo1">
      <style:paragraph-properties fo:break-before="page"/>
      <style:text-properties officeooo:rsid="010d31be" officeooo:paragraph-rsid="02940f6d"/>
    </style:style>
    <style:style style:name="P23" style:family="paragraph" style:parent-style-name="A3_5f_Titulo1">
      <style:paragraph-properties fo:break-before="page"/>
      <style:text-properties officeooo:rsid="029af2cf" officeooo:paragraph-rsid="02940f6d"/>
    </style:style>
    <style:style style:name="P24" style:family="paragraph" style:parent-style-name="A5_5f_Titulo2">
      <style:text-properties officeooo:rsid="00fe3ddc" officeooo:paragraph-rsid="02940f6d"/>
    </style:style>
    <style:style style:name="P25" style:family="paragraph" style:parent-style-name="A5_5f_Titulo2">
      <style:text-properties officeooo:rsid="00ff97bd" officeooo:paragraph-rsid="02940f6d"/>
    </style:style>
    <style:style style:name="P26" style:family="paragraph" style:parent-style-name="A5_5f_Titulo2">
      <style:text-properties officeooo:rsid="0100b617" officeooo:paragraph-rsid="02940f6d"/>
    </style:style>
    <style:style style:name="P27" style:family="paragraph" style:parent-style-name="A5_5f_Titulo2">
      <style:text-properties officeooo:rsid="0100dd7e" officeooo:paragraph-rsid="02940f6d"/>
    </style:style>
    <style:style style:name="P28" style:family="paragraph" style:parent-style-name="A5_5f_Titulo2">
      <style:text-properties officeooo:rsid="01028700" officeooo:paragraph-rsid="02940f6d"/>
    </style:style>
    <style:style style:name="P29" style:family="paragraph" style:parent-style-name="A5_5f_Titulo2">
      <style:text-properties officeooo:rsid="0105775f" officeooo:paragraph-rsid="02940f6d"/>
    </style:style>
    <style:style style:name="P30" style:family="paragraph" style:parent-style-name="A5_5f_Titulo2">
      <style:text-properties officeooo:rsid="010dbfd5" officeooo:paragraph-rsid="02940f6d"/>
    </style:style>
    <style:style style:name="P31" style:family="paragraph" style:parent-style-name="A5_5f_Titulo2">
      <style:text-properties officeooo:rsid="01100587" officeooo:paragraph-rsid="02940f6d"/>
    </style:style>
    <style:style style:name="P32" style:family="paragraph" style:parent-style-name="A5_5f_Titulo2">
      <style:text-properties officeooo:paragraph-rsid="02940f6d"/>
    </style:style>
    <style:style style:name="P33" style:family="paragraph" style:parent-style-name="A8_5f_Titulo3">
      <style:text-properties officeooo:rsid="010d31be" officeooo:paragraph-rsid="02940f6d"/>
    </style:style>
    <style:style style:name="P34" style:family="paragraph" style:parent-style-name="A8_5f_Titulo3">
      <style:text-properties officeooo:rsid="010fa2b4" officeooo:paragraph-rsid="02940f6d"/>
    </style:style>
    <style:style style:name="P35" style:family="paragraph" style:parent-style-name="A8_5f_Titulo3">
      <style:text-properties officeooo:rsid="01100587" officeooo:paragraph-rsid="02940f6d"/>
    </style:style>
    <style:style style:name="P36" style:family="paragraph" style:parent-style-name="A8_5f_Titulo3">
      <style:text-properties officeooo:paragraph-rsid="0296f3dc"/>
    </style:style>
    <style:style style:name="P37" style:family="paragraph" style:parent-style-name="A8_5f_Titulo3">
      <style:text-properties officeooo:rsid="0296f3dc" officeooo:paragraph-rsid="0296f3dc"/>
    </style:style>
    <style:style style:name="P38" style:family="paragraph" style:parent-style-name="A8_5f_Titulo3">
      <style:text-properties officeooo:paragraph-rsid="02974aee"/>
    </style:style>
    <style:style style:name="P39" style:family="paragraph" style:parent-style-name="A9_5f_Titulo4">
      <style:text-properties officeooo:paragraph-rsid="02940f6d"/>
    </style:style>
    <style:style style:name="P40" style:family="paragraph" style:parent-style-name="A9_5f_Titulo4">
      <style:text-properties officeooo:rsid="02998b10" officeooo:paragraph-rsid="02998b10"/>
    </style:style>
    <style:style style:name="P41" style:family="paragraph" style:parent-style-name="A3_5f_Titulo1" style:master-page-name="Standard">
      <style:paragraph-properties style:page-number="auto"/>
      <style:text-properties officeooo:rsid="00ff97bd" officeooo:paragraph-rsid="02940f6d"/>
    </style:style>
    <style:style style:name="P42" style:family="paragraph" style:parent-style-name="A3_5f_Titulo1">
      <style:paragraph-properties fo:break-before="page"/>
      <style:text-properties officeooo:rsid="02a3f436" officeooo:paragraph-rsid="02a3f436"/>
    </style:style>
    <style:style style:name="P43" style:family="paragraph" style:parent-style-name="A5_5f_Titulo2">
      <style:text-properties officeooo:paragraph-rsid="02a3f436"/>
    </style:style>
    <style:style style:name="P44" style:family="paragraph" style:parent-style-name="A4_5f_Normal">
      <style:text-properties officeooo:rsid="02a3f436" officeooo:paragraph-rsid="02a3f436"/>
    </style:style>
    <style:style style:name="P45" style:family="paragraph" style:parent-style-name="A6_5f_Lista_5f_Continua">
      <style:text-properties officeooo:paragraph-rsid="02940f6d"/>
    </style:style>
    <style:style style:name="P46" style:family="paragraph" style:parent-style-name="A6_5f_Lista_5f_Continua">
      <style:text-properties officeooo:rsid="00ff97bd" officeooo:paragraph-rsid="02940f6d"/>
    </style:style>
    <style:style style:name="P47" style:family="paragraph" style:parent-style-name="A6_5f_Lista_5f_Continua">
      <style:text-properties officeooo:paragraph-rsid="0296f3dc"/>
    </style:style>
    <style:style style:name="P48" style:family="paragraph" style:parent-style-name="A6_5f_Lista_5f_Continua">
      <style:text-properties officeooo:rsid="029258b0" officeooo:paragraph-rsid="0296f3dc"/>
    </style:style>
    <style:style style:name="P49" style:family="paragraph" style:parent-style-name="A6_5f_Lista_5f_Continua" style:list-style-name="Numbering_20_1">
      <style:text-properties officeooo:paragraph-rsid="02940f6d"/>
    </style:style>
    <style:style style:name="P50" style:family="paragraph" style:parent-style-name="A6_5f_Lista_5f_Continua" style:list-style-name="Numbering_20_1">
      <style:text-properties officeooo:paragraph-rsid="0299f716"/>
    </style:style>
    <style:style style:name="P51" style:family="paragraph" style:parent-style-name="A6_5f_Lista_5f_Continua">
      <style:text-properties officeooo:rsid="00fe3ddc" officeooo:paragraph-rsid="02940f6d"/>
    </style:style>
    <style:style style:name="P52" style:family="paragraph" style:parent-style-name="A6_5f_Lista_5f_Continua">
      <style:text-properties officeooo:paragraph-rsid="02998b10"/>
    </style:style>
    <style:style style:name="P53" style:family="paragraph" style:parent-style-name="A6_5f_Lista_5f_Continua">
      <style:text-properties officeooo:paragraph-rsid="0299f716"/>
    </style:style>
    <style:style style:name="P54" style:family="paragraph" style:parent-style-name="A6_5f_Lista_5f_Continua">
      <style:text-properties fo:language="en" fo:country="US" officeooo:rsid="00fe3ddc" officeooo:paragraph-rsid="02940f6d"/>
    </style:style>
    <style:style style:name="P55" style:family="paragraph" style:parent-style-name="A6_5f_Lista_5f_Continua">
      <style:text-properties fo:language="en" fo:country="US" officeooo:rsid="00ff97bd" officeooo:paragraph-rsid="02940f6d"/>
    </style:style>
    <style:style style:name="P56" style:family="paragraph" style:parent-style-name="A6_5f_Lista_5f_Continua" style:list-style-name="">
      <style:paragraph-properties fo:line-height="120%">
        <style:tab-stops>
          <style:tab-stop style:position="0.199cm"/>
        </style:tab-stops>
      </style:paragraph-properties>
      <style:text-properties fo:language="en" fo:country="US" officeooo:rsid="00ff97bd" officeooo:paragraph-rsid="02940f6d"/>
    </style:style>
    <style:style style:name="P57" style:family="paragraph" style:parent-style-name="A6_5f_Lista_5f_Continua">
      <style:text-properties fo:language="en" fo:country="US" officeooo:rsid="01005e21" officeooo:paragraph-rsid="02940f6d"/>
    </style:style>
    <style:style style:name="P58" style:family="paragraph" style:parent-style-name="A6_5f_Lista_5f_Continua">
      <style:text-properties fo:language="en" fo:country="US" officeooo:rsid="0100b434" officeooo:paragraph-rsid="02940f6d"/>
    </style:style>
    <style:style style:name="P59" style:family="paragraph" style:parent-style-name="A6_5f_Lista_5f_Continua">
      <style:text-properties fo:language="en" fo:country="US" officeooo:rsid="0105775f" officeooo:paragraph-rsid="02940f6d"/>
    </style:style>
    <style:style style:name="P60" style:family="paragraph" style:parent-style-name="A6_5f_Lista_5f_Continua">
      <style:text-properties officeooo:rsid="029a3630" officeooo:paragraph-rsid="029a3630"/>
    </style:style>
    <style:style style:name="P61" style:family="paragraph" style:parent-style-name="A6_5f_Lista_5f_Continua">
      <style:text-properties officeooo:paragraph-rsid="029844b7"/>
    </style:style>
    <style:style style:name="P62" style:family="paragraph" style:parent-style-name="A6_5f_Lista_5f_Continua">
      <style:text-properties officeooo:rsid="029844b7" officeooo:paragraph-rsid="029844b7"/>
    </style:style>
    <style:style style:name="P63" style:family="paragraph" style:parent-style-name="A6_5f_Lista_5f_Continua">
      <style:text-properties officeooo:rsid="02984db5" officeooo:paragraph-rsid="02984db5"/>
    </style:style>
    <style:style style:name="P64" style:family="paragraph" style:parent-style-name="A6_5f_Lista_5f_Continua" style:list-style-name="">
      <style:paragraph-properties fo:line-height="120%">
        <style:tab-stops>
          <style:tab-stop style:position="0.199cm"/>
        </style:tab-stops>
      </style:paragraph-properties>
      <style:text-properties style:use-window-font-color="true" style:text-position="0% 100%" style:font-name="Courier New3" fo:font-size="10pt" fo:language="pt" fo:country="PT" officeooo:rsid="00ff97bd" officeooo:paragraph-rsid="029844b7" text:display="true"/>
    </style:style>
    <style:style style:name="P65" style:family="paragraph" style:parent-style-name="A6_5f_Lista_5f_Continua" style:list-style-name="">
      <style:text-properties style:use-window-font-color="true" style:text-position="0% 100%" style:font-name="Courier New3" fo:font-size="10pt" fo:language="pt" fo:country="PT" officeooo:rsid="02a61925" officeooo:paragraph-rsid="02a61925" text:display="true"/>
    </style:style>
    <style:style style:name="P66" style:family="paragraph" style:parent-style-name="A6_5f_Lista_5f_Continua">
      <style:text-properties officeooo:rsid="01005e21" officeooo:paragraph-rsid="02940f6d"/>
    </style:style>
    <style:style style:name="P67" style:family="paragraph" style:parent-style-name="A6_5f_Lista_5f_Continua">
      <style:text-properties officeooo:rsid="0100b617" officeooo:paragraph-rsid="02940f6d"/>
    </style:style>
    <style:style style:name="P68" style:family="paragraph" style:parent-style-name="A6_5f_Lista_5f_Continua">
      <style:text-properties officeooo:rsid="0100dd7e" officeooo:paragraph-rsid="02940f6d"/>
    </style:style>
    <style:style style:name="P69" style:family="paragraph" style:parent-style-name="A6_5f_Lista_5f_Continua">
      <style:text-properties officeooo:rsid="010b637c" officeooo:paragraph-rsid="02940f6d"/>
    </style:style>
    <style:style style:name="P70" style:family="paragraph" style:parent-style-name="A6_5f_Lista_5f_Continua">
      <style:text-properties officeooo:rsid="010b11b2" officeooo:paragraph-rsid="02940f6d"/>
    </style:style>
    <style:style style:name="P71" style:family="paragraph" style:parent-style-name="A6_5f_Lista_5f_Continua">
      <style:text-properties officeooo:rsid="0105775f" officeooo:paragraph-rsid="02940f6d"/>
    </style:style>
    <style:style style:name="P72" style:family="paragraph" style:parent-style-name="A6_5f_Lista_5f_Continua">
      <style:text-properties officeooo:rsid="010d31be" officeooo:paragraph-rsid="02940f6d"/>
    </style:style>
    <style:style style:name="P73" style:family="paragraph" style:parent-style-name="A6_5f_Lista_5f_Continua" style:list-style-name="Numbering_20_1">
      <style:text-properties officeooo:rsid="010d31be" officeooo:paragraph-rsid="02940f6d"/>
    </style:style>
    <style:style style:name="P74" style:family="paragraph" style:parent-style-name="A6_5f_Lista_5f_Continua">
      <style:text-properties officeooo:rsid="010fa2b4" officeooo:paragraph-rsid="02940f6d"/>
    </style:style>
    <style:style style:name="P75" style:family="paragraph" style:parent-style-name="A6_5f_Lista_5f_Continua">
      <style:text-properties officeooo:rsid="01100587" officeooo:paragraph-rsid="02940f6d"/>
    </style:style>
    <style:style style:name="P76" style:family="paragraph" style:parent-style-name="A6_5f_Lista_5f_Continua">
      <style:text-properties officeooo:rsid="0110e17d" officeooo:paragraph-rsid="02940f6d"/>
    </style:style>
    <style:style style:name="P77" style:family="paragraph" style:parent-style-name="A6_5f_Lista_5f_Continua">
      <style:text-properties officeooo:rsid="011239ff" officeooo:paragraph-rsid="02940f6d"/>
    </style:style>
    <style:style style:name="P78" style:family="paragraph" style:parent-style-name="A6_5f_Lista_5f_Continua" style:list-style-name="">
      <style:text-properties fo:color="#800080" style:text-line-through-style="none" style:text-line-through-type="none" style:text-position="sub 58%" style:font-name="Arial1" fo:font-size="10pt" fo:language="pt" fo:country="PT" style:text-underline-style="none" officeooo:rsid="02822d50" officeooo:paragraph-rsid="02822d50" style:text-blinking="false" fo:background-color="transparent" text:display="none" style:text-overline-style="none" style:text-overline-color="font-color"/>
    </style:style>
    <style:style style:name="P79" style:family="paragraph" style:parent-style-name="A6_5f_Lista_5f_Continua" style:list-style-name="">
      <style:text-properties fo:color="#800080" style:text-line-through-style="none" style:text-line-through-type="none" style:text-position="sub 58%" style:font-name="Arial1" fo:font-size="10pt" style:text-underline-style="none" officeooo:rsid="027ab120" officeooo:paragraph-rsid="027ab120" style:text-blinking="false" fo:background-color="transparent" text:display="none" style:text-overline-style="none" style:text-overline-color="font-color"/>
    </style:style>
    <style:style style:name="P80" style:family="paragraph" style:parent-style-name="A6_5f_Lista_5f_Continua">
      <style:text-properties officeooo:rsid="02a61925" officeooo:paragraph-rsid="02a61925"/>
    </style:style>
    <style:style style:name="P81" style:family="paragraph" style:parent-style-name="A6_5f_Lista_5f_Continua">
      <style:text-properties officeooo:paragraph-rsid="02a61925"/>
    </style:style>
    <style:style style:name="P82" style:family="paragraph" style:parent-style-name="A8_5f_Titulo3">
      <style:text-properties officeooo:rsid="02a61925" officeooo:paragraph-rsid="02a61925"/>
    </style:style>
    <style:style style:name="P83" style:family="paragraph" style:parent-style-name="Table_20_Contents">
      <style:text-properties style:use-window-font-color="true" style:font-name="Courier New3" fo:font-size="10pt" fo:language="en" fo:country="US"/>
    </style:style>
    <style:style style:name="P84" style:family="paragraph" style:parent-style-name="Table_20_Contents">
      <style:text-properties style:use-window-font-color="true" style:font-name="Courier New3" fo:font-size="10pt" fo:language="pt" fo:country="PT"/>
    </style:style>
    <style:style style:name="P85" style:family="paragraph" style:parent-style-name="A9_5f_Titulo4">
      <style:text-properties officeooo:paragraph-rsid="0296f3dc"/>
    </style:style>
    <style:style style:name="P86" style:family="paragraph" style:parent-style-name="A9_5f_Titulo4">
      <style:text-properties officeooo:rsid="02a443fa" officeooo:paragraph-rsid="02a443fa"/>
    </style:style>
    <style:style style:name="P87" style:family="paragraph" style:parent-style-name="AA_5f_Titulo5">
      <style:text-properties officeooo:paragraph-rsid="02940f6d"/>
    </style:style>
    <style:style style:name="P88" style:family="paragraph" style:parent-style-name="AA_5f_Titulo5">
      <style:text-properties officeooo:rsid="029844b7" officeooo:paragraph-rsid="029844b7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style:font-name="Courier 10 Pitch" fo:font-size="10pt" officeooo:rsid="02855add" style:font-size-asian="10pt" style:font-size-complex="10pt"/>
    </style:style>
    <style:style style:name="T3" style:family="text">
      <style:text-properties style:font-name="Courier 10 Pitch" fo:font-size="10pt" officeooo:rsid="0295f681" style:font-size-asian="10pt" style:font-size-complex="10pt"/>
    </style:style>
    <style:style style:name="T4" style:family="text">
      <style:text-properties style:font-name="Courier 10 Pitch" fo:font-size="10pt" officeooo:rsid="0137499c" style:font-size-asian="10pt" style:font-size-complex="10pt"/>
    </style:style>
    <style:style style:name="T5" style:family="text">
      <style:text-properties officeooo:rsid="00fd316c"/>
    </style:style>
    <style:style style:name="T6" style:family="text">
      <style:text-properties officeooo:rsid="013190a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use-window-font-color="true" style:font-name="Courier New3" fo:font-size="10pt" fo:language="en" fo:country="US" officeooo:rsid="029258b0"/>
    </style:style>
    <style:style style:name="T9" style:family="text">
      <style:text-properties officeooo:rsid="029217b0"/>
    </style:style>
    <style:style style:name="T10" style:family="text">
      <style:text-properties officeooo:rsid="029258b0"/>
    </style:style>
    <style:style style:name="T11" style:family="text">
      <style:text-properties officeooo:rsid="00fe3ddc"/>
    </style:style>
    <style:style style:name="T12" style:family="text">
      <style:text-properties officeooo:rsid="01142ed7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10755be"/>
    </style:style>
    <style:style style:name="T15" style:family="text">
      <style:text-properties fo:language="pt" fo:country="PT"/>
    </style:style>
    <style:style style:name="T16" style:family="text">
      <style:text-properties officeooo:rsid="010b637c"/>
    </style:style>
    <style:style style:name="T17" style:family="text">
      <style:text-properties officeooo:rsid="010d31be"/>
    </style:style>
    <style:style style:name="T18" style:family="text">
      <style:text-properties officeooo:rsid="01100587"/>
    </style:style>
    <style:style style:name="T19" style:family="text">
      <style:text-properties officeooo:rsid="011239ff"/>
    </style:style>
    <style:style style:name="T20" style:family="text">
      <style:text-properties officeooo:rsid="02940f6d"/>
    </style:style>
    <style:style style:name="T21" style:family="text">
      <style:text-properties officeooo:rsid="02974aee"/>
    </style:style>
    <style:style style:name="T22" style:family="text">
      <style:text-properties officeooo:rsid="029844b7"/>
    </style:style>
    <style:style style:name="T23" style:family="text">
      <style:text-properties officeooo:rsid="02984db5"/>
    </style:style>
    <style:style style:name="T24" style:family="text">
      <style:text-properties officeooo:rsid="029898a4"/>
    </style:style>
    <style:style style:name="T25" style:family="text">
      <style:text-properties officeooo:rsid="02997c1a"/>
    </style:style>
    <style:style style:name="T26" style:family="text">
      <style:text-properties officeooo:rsid="02998b10"/>
    </style:style>
    <style:style style:name="T27" style:family="text">
      <style:text-properties officeooo:rsid="0299f716"/>
    </style:style>
    <style:style style:name="T28" style:family="text">
      <style:text-properties officeooo:rsid="02a1e904"/>
    </style:style>
    <style:style style:name="T29" style:family="text">
      <style:text-properties officeooo:rsid="02a3f436"/>
    </style:style>
    <style:style style:name="T30" style:family="text">
      <style:text-properties officeooo:rsid="02a61925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Totalpagina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<text:span text:style-name="T20">1. </text:span>1ª Semana</text:h>
      <text:h text:style-name="P24" text:outline-level="2"><text:span text:style-name="T20">1.1 </text:span>T</text:h>
      <text:list xml:id="list9033596463679163060" text:style-name="Numbering_20_1">
        <text:list-item>
          <text:list>
            <text:list-item>
              <text:p text:style-name="P45"><text:a xlink:type="simple" xlink:href="../../A1_Aulas/A1_Semana1/A1_T/edom_01_1_Introducao_Modelacao.pdf" text:style-name="Internet_20_link" text:visited-style-name="Visited_20_Internet_20_Link"><text:span text:style-name="T11">Apresentação da disciplina</text:span></text:a></text:p>
            </text:list-item>
          </text:list>
        </text:list-item>
      </text:list>
      <text:h text:style-name="P25" text:outline-level="2"><text:span text:style-name="T20">1.2 </text:span>PL <text:span text:style-name="T25">1</text:span></text:h>
      <text:list xml:id="list223051696695331" text:continue-numbering="true" text:style-name="Numbering_20_1">
        <text:list-item>
          <text:list>
            <text:list-item>
              <text:p text:style-name="P46"><text:a xlink:type="simple" xlink:href="../A1_PL/A1_PL1/Instalar_Eclipse.pdf" text:style-name="Internet_20_link" text:visited-style-name="Visited_20_Internet_20_Link">Instalação do Eclipse</text:a></text:p>
            </text:list-item>
          </text:list>
        </text:list-item>
      </text:list>
      <text:h text:style-name="P19" text:outline-level="1"><text:span text:style-name="T12">2. </text:span>2ª Semana</text:h>
      <text:h text:style-name="P32" text:outline-level="2"><text:span text:style-name="T12">2.1 </text:span>T</text:h>
      <text:h text:style-name="P36" text:outline-level="3"><text:a xlink:type="simple" xlink:href="../../A1_Aulas/A2_Semana2/A1_T/edom02_1_Domain_Modeling_Fundamentals.pdf" text:style-name="Internet_20_link" text:visited-style-name="Visited_20_Internet_20_Link"><text:span text:style-name="T29">2.1.1 Domain Modeling Fundamentals</text:span></text:a></text:h>
      <text:h text:style-name="P86" text:outline-level="4">2.1.1.1 The Building Blocks of Model-Driven Design</text:h>
      <text:h text:style-name="P85" text:outline-level="4">2.1.<text:span text:style-name="T20">1.1 Meta-Modelo</text:span></text:h>
      <text:list xml:id="list223052868273711" text:continue-list="list223051696695331" text:style-name="Numbering_20_1">
        <text:list-item text:start-value="1">
          <text:p text:style-name="A6_5f_Lista_5f_Continua"><text:span text:style-name="T10">É</text:span> um modelo de um modelo</text:p>
        </text:list-item>
        <text:list-item>
          <text:p text:style-name="P47"><text:span text:style-name="T10">M</text:span>etamodeling é o processo de geração de tal meta-modelos. </text:p>
        </text:list-item>
        <text:list-item>
          <text:p text:style-name="P47">Metamodeling ou meta-modelagem é</text:p>
          <text:list>
            <text:list-item>
              <text:p text:style-name="P47"><text:span text:style-name="T10">A</text:span> análise</text:p>
            </text:list-item>
            <text:list-item>
              <text:p text:style-name="P47"><text:span text:style-name="T10">C</text:span>onstrução e desenvolvimento dos:</text:p>
              <text:list>
                <text:list-item>
                  <text:p text:style-name="P48">Ambientes estruturais</text:p>
                </text:list-item>
                <text:list-item>
                  <text:p text:style-name="P47"><text:span text:style-name="T10">R</text:span>egras</text:p>
                </text:list-item>
                <text:list-item>
                  <text:p text:style-name="P47"><text:span text:style-name="T10">Re</text:span>strições</text:p>
                </text:list-item>
                <text:list-item>
                  <text:p text:style-name="P47"><text:span text:style-name="T10">M</text:span>odelos</text:p>
                </text:list-item>
                <text:list-item>
                  <text:p text:style-name="P47"><text:span text:style-name="T10">T</text:span>eorias </text:p>
                </text:list-item>
              </text:list>
            </text:list-item>
            <text:list-item>
              <text:p text:style-name="P47"><text:span text:style-name="T10">A</text:span>plicáveis e úteis para uma classe predefinida dos problemas de modelagem.</text:p>
            </text:list-item>
            <text:list-item>
              <text:p text:style-name="P47"><text:span text:style-name="T10">C</text:span>omo seu nome implica, este conceito aplica-se as noções de meta - e modelagem em engenharia de software e engenharia de sistemas.</text:p>
            </text:list-item>
          </text:list>
        </text:list-item>
        <text:list-item>
          <text:p text:style-name="P47">Meta-modelos são de vários tipos e têm divers<text:span text:style-name="T10">as aplicações</text:span>.</text:p>
        </text:list-item>
      </text:list>
      <text:h text:style-name="A9_5f_Titulo4" text:outline-level="4">2.1.1.2 Ferramentas</text:h>
      <text:list xml:id="list223051929095279" text:continue-list="list223052868273711" text:style-name="Numbering_20_1">
        <text:list-item text:start-value="1">
          <text:p text:style-name="P45"><text:span text:style-name="T10">M</text:span>o curso utilizaremos o Eclipse Modeling Framework (EMF) como nossa ferramenta para metamodeling</text:p>
          <text:list>
            <text:list-item>
              <text:p text:style-name="P45"><text:a xlink:type="simple" xlink:href="https://eclipse.org/modeling/emf/" text:style-name="Internet_20_link" text:visited-style-name="Visited_20_Internet_20_Link">https://eclipse.org/modeling/emf/</text:a>.</text:p>
            </text:list-item>
          </text:list>
        </text:list-item>
        <text:list-item>
          <text:p text:style-name="P45"><text:span text:style-name="T10">O </text:span>EMF está incluído no Eclipse</text:p>
          <text:list>
            <text:list-item>
              <text:p text:style-name="P49"><text:span text:style-name="T10">P</text:span>odemos <text:span text:style-name="T10">fazer o download do package </text:span><text:span text:style-name="T8">Eclipse Modeling Tools </text:span></text:p>
            </text:list-item>
            <text:list-item>
              <text:p text:style-name="P49"><text:span text:style-name="T8">Ou o package </text:span><text:bookmark-start text:name="__DdeLink__14381_1279738416"/>Eclipse <text:span text:style-name="T10">IDE </text:span><text:span text:style-name="T8">for Java and DSL Developers</text:span><text:bookmark-end text:name="__DdeLink__14381_1279738416"/></text:p>
            </text:list-item>
          </text:list>
        </text:list-item>
      </text:list>
      <text:h text:style-name="P39" text:outline-level="4">2.1.1.<text:span text:style-name="T10">3</text:span> DSL</text:h>
      <text:list xml:id="list223051908737578" text:continue-list="list223051929095279" text:style-name="Numbering_20_1">
        <text:list-item text:start-value="1">
          <text:p text:style-name="P45"><text:soft-page-break/>Geralmente, uma DSL é uma linguagem que expressa <text:span text:style-name="T9">p</text:span>arte de um modelo de domínio. </text:p>
        </text:list-item>
        <text:list-item>
          <text:p text:style-name="P45"><text:span text:style-name="T9">T</text:span>ambém podem ser usados para expressar partes técnicas da solução</text:p>
          <text:list>
            <text:list-item>
              <text:p text:style-name="P45"><text:span text:style-name="T9">O</text:span>u seja, interface de usuário, banco de dados, etc.</text:p>
            </text:list-item>
          </text:list>
        </text:list-item>
        <text:list-item>
          <text:p text:style-name="P49">Ferramentas de DSL ou ferramentas <text:span text:style-name="T9">de Metamodeling</text:span> baseiam-se em três <text:span text:style-name="T9">aspetos</text:span>:</text:p>
          <text:list>
            <text:list-item>
              <text:p text:style-name="P49"><text:span text:style-name="T9">E</text:span>squema do modelo semântico</text:p>
            </text:list-item>
          </text:list>
        </text:list-item>
      </text:list>
      <text:list xml:id="list6059510518459980268" text:style-name="List_20_1">
        <text:list-item>
          <text:h text:style-name="P87" text:outline-level="5">Esque<text:span text:style-name="T9">ma do modelo semântico (meta-modelo)</text:span></text:h>
        </text:list-item>
      </text:list>
      <text:list xml:id="list223052950021224" text:continue-list="list223051908737578" text:style-name="Numbering_20_1">
        <text:list-item text:start-value="1">
          <text:p text:style-name="P49"><text:span text:style-name="T9">D</text:span>efine a estrutura de dados do modelo semântico, juntamente com a semântica estática, geralmente usando um meta-modelo.</text:p>
        </text:list-item>
      </text:list>
      <text:list xml:id="list223053576034297" text:continue-list="list6059510518459980268" text:style-name="List_20_1">
        <text:list-item>
          <text:h text:style-name="P87" text:outline-level="5">Ambiente de edição de DSL </text:h>
        </text:list-item>
      </text:list>
      <text:list xml:id="list223053072095232" text:continue-list="list223052950021224" text:style-name="Numbering_20_1">
        <text:list-item>
          <text:p text:style-name="P45"><text:span text:style-name="T9">D</text:span>efine uma rica experiência de edição para pessoas escrevendo scripts DSL, através d<text:span text:style-name="T9">a</text:span> edição <text:span text:style-name="T9">de código</text:span> ou <text:span text:style-name="T9">da </text:span>edição de <text:span text:style-name="T9">protecional.</text:span> </text:p>
        </text:list-item>
      </text:list>
      <text:list xml:id="list223052935347380" text:continue-list="list223053576034297" text:style-name="List_20_1">
        <text:list-item>
          <text:h text:style-name="P87" text:outline-level="5">Comportamento de modelo semântico</text:h>
        </text:list-item>
      </text:list>
      <text:list xml:id="list223051692086380" text:continue-list="list223053072095232" text:style-name="Numbering_20_1">
        <text:list-item>
          <text:list>
            <text:list-item>
              <text:p text:style-name="P49"><text:s/><text:span text:style-name="T9">D</text:span>efine o que o script DSL faz <text:span text:style-name="T10">durante</text:span> <text:span text:style-name="T10">a construção</text:span> do modelo semântico, mais <text:span text:style-name="T9">comummente</text:span> com geração de código. </text:p>
            </text:list-item>
          </text:list>
        </text:list-item>
      </text:list>
      <text:h text:style-name="P37" text:outline-level="3"><text:a xlink:type="simple" xlink:href="../A2_T/A2_T2/Apresentacao_EMF.pdf" text:style-name="Internet_20_link" text:visited-style-name="Visited_20_Internet_20_Link">2.1.2 Descrição do EMF</text:a></text:h>
      <text:list xml:id="list223052424717984" text:continue-list="list223051692086380" text:style-name="Numbering_20_1">
        <text:list-item text:start-value="1">
          <text:p text:style-name="A6_5f_Lista_5f_Continua">EMF</text:p>
          <text:list>
            <text:list-item>
              <text:p text:style-name="P51"><text:span text:style-name="T13">What, Why</text:span>, <text:span text:style-name="T13">How</text:span></text:p>
            </text:list-item>
          </text:list>
        </text:list-item>
        <text:list-item>
          <text:p text:style-name="P51"><text:span text:style-name="T13">Why</text:span> EMF?</text:p>
          <text:list>
            <text:list-item>
              <text:p text:style-name="P51"><text:span text:style-name="T13">What Have</text:span> <text:span text:style-name="T13">People</text:span> <text:span text:style-name="T13">Said</text:span> <text:span text:style-name="T13">About</text:span> EMF?</text:p>
            </text:list-item>
          </text:list>
        </text:list-item>
        <text:list-item>
          <text:p text:style-name="P51">EMF – <text:span text:style-name="T13">Why</text:span>? </text:p>
        </text:list-item>
        <text:list-item>
          <text:p text:style-name="P51">EMF – <text:span text:style-name="T13">What</text:span>?</text:p>
          <text:list>
            <text:list-item>
              <text:p text:style-name="P51">EMF – <text:span text:style-name="T13">Three-tier</text:span> <text:span text:style-name="T13">application</text:span></text:p>
            </text:list-item>
            <text:list-item>
              <text:p text:style-name="P51">EMF – Advanced <text:span text:style-name="T13">features</text:span></text:p>
            </text:list-item>
            <text:list-item>
              <text:p text:style-name="P51">EMF <text:span text:style-name="T13">Architecture</text:span></text:p>
            </text:list-item>
          </text:list>
        </text:list-item>
      </text:list>
      <text:h text:style-name="P40" text:outline-level="4">2.1.2.1 EMF – HOW?</text:h>
      <text:list xml:id="list223052719834432" text:continue-list="list223052935347380" text:style-name="List_20_1">
        <text:list-item>
          <text:h text:style-name="AA_5f_Titulo5" text:outline-level="5">Fluxo de trabalho típico</text:h>
        </text:list-item>
      </text:list>
      <text:list xml:id="list223052173748476" text:continue-list="list223052424717984" text:style-name="Numbering_20_1">
        <text:list-item text:start-value="1">
          <text:p text:style-name="P52">Model<text:span text:style-name="T26">ar</text:span> <text:span text:style-name="T26">os</text:span> dados </text:p>
          <text:list>
            <text:list-item>
              <text:p text:style-name="P52"><text:span text:style-name="T26">A </text:span>partir do zero</text:p>
            </text:list-item>
            <text:list-item>
              <text:p text:style-name="P52"><text:span text:style-name="T26">A</text:span>través da importação de:</text:p>
              <text:list>
                <text:list-item>
                  <text:p text:style-name="P52"><text:span text:style-name="T26">D</text:span>eclarações de interface Java</text:p>
                </text:list-item>
                <text:list-item>
                  <text:p text:style-name="P52"><text:span text:style-name="T26">E</text:span>squema XML <text:span text:style-name="T26">(XSD)</text:span></text:p>
                </text:list-item>
                <text:list-item>
                  <text:p text:style-name="P52"><text:span text:style-name="T26">Diagrama de classes U</text:span>ML </text:p>
                </text:list-item>
              </text:list>
            </text:list-item>
            <text:list-item>
              <text:p text:style-name="P52"><text:span text:style-name="T26">E</text:span>ditar com o editor gráfico ou baseado em árvore</text:p>
            </text:list-item>
          </text:list>
        </text:list-item>
        <text:list-item>
          <text:p text:style-name="P52"><text:span text:style-name="T26">Validar</text:span> com dados <text:span text:style-name="T26">de exemplo</text:span></text:p>
          <text:list>
            <text:list-item>
              <text:p text:style-name="P53"><text:span text:style-name="T27">V</text:span>erifi<text:span text:style-name="T27">car</text:span> se o modelo <text:span text:style-name="T27">funciona</text:span> com dados reais</text:p>
            </text:list-item>
          </text:list>
        </text:list-item>
        <text:list-item>
          <text:p text:style-name="P53"><text:span text:style-name="T27">G</text:span>erar e Personalizar código</text:p>
          <text:list>
            <text:list-item>
              <text:p text:style-name="P53"><text:span text:style-name="T27">D</text:span>eclarações de interface</text:p>
            </text:list-item>
            <text:list-item>
              <text:p text:style-name="P53"><text:soft-page-break/><text:span text:style-name="T27">I</text:span>mplementação <text:span text:style-name="T27">de </text:span>classes</text:p>
            </text:list-item>
            <text:list-item>
              <text:p text:style-name="P53"><text:span text:style-name="T27">Testes e </text:span>editor <text:span text:style-name="T27">de suporte</text:span></text:p>
            </text:list-item>
            <text:list-item>
              <text:p text:style-name="P53"><text:span text:style-name="T27">A</text:span>dicion<text:span text:style-name="T27">ar</text:span> código personalizado para <text:span text:style-name="T27">gerar </text:span>métodos e classes </text:p>
            </text:list-item>
          </text:list>
        </text:list-item>
        <text:list-item>
          <text:p text:style-name="P52"><text:span text:style-name="T26">I</text:span>mplementar <text:span text:style-name="T26">o</text:span> resto d<text:span text:style-name="T26">a</text:span> apli<text:span text:style-name="T26">cação</text:span></text:p>
          <text:list>
            <text:list-item>
              <text:p text:style-name="P53"><text:span text:style-name="T26">U</text:span>tilizar editor <text:span text:style-name="T27">de suporte </text:span>gerado</text:p>
            </text:list-item>
            <text:list-item>
              <text:p text:style-name="P53"><text:span text:style-name="T27">Ligar</text:span> GUI <text:span text:style-name="T27">com</text:span> <text:span text:style-name="T27">dados </text:span>EMF </text:p>
            </text:list-item>
            <text:list-item>
              <text:p text:style-name="P50"><text:span text:style-name="T27">Configurado </text:span>como plugin <text:span text:style-name="T27">do </text:span>Eclipse</text:p>
            </text:list-item>
          </text:list>
        </text:list-item>
      </text:list>
      <text:list xml:id="list223053427071916" text:continue-list="list223052719834432" text:style-name="List_20_1">
        <text:list-item>
          <text:h text:style-name="AA_5f_Titulo5" text:outline-level="5">Create EMF model</text:h>
        </text:list-item>
      </text:list>
      <text:list xml:id="list223051718374480" text:continue-list="list223052173748476" text:style-name="Numbering_20_1">
        <text:list-item text:start-value="1">
          <text:p text:style-name="P51">Ecore</text:p>
          <text:list>
            <text:list-item>
              <text:p text:style-name="P51">Ecore <text:span text:style-name="T13">modeling</text:span> <text:span text:style-name="T13">concepts</text:span></text:p>
            </text:list-item>
            <text:list-item>
              <text:p text:style-name="P54">Models (and<text:span text:style-name="T15"> data) </text:span>can<text:span text:style-name="T15"> </text:span>have many forms</text:p>
            </text:list-item>
          </text:list>
        </text:list-item>
        <text:list-item>
          <text:p text:style-name="P51">EMF <text:span text:style-name="T13">Runtime</text:span></text:p>
          <text:list>
            <text:list-item>
              <text:p text:style-name="P51"><text:span text:style-name="T13">Instance</text:span> data</text:p>
            </text:list-item>
            <text:list-item>
              <text:p text:style-name="P51"><text:span text:style-name="T13">Persistence and</text:span> <text:span text:style-name="T13">Serialization</text:span></text:p>
            </text:list-item>
            <text:list-item>
              <text:p text:style-name="P51">Ecore <text:span text:style-name="T13">code</text:span>/<text:span text:style-name="T13">runtime</text:span> <text:span text:style-name="T13">concepts</text:span></text:p>
            </text:list-item>
          </text:list>
        </text:list-item>
        <text:list-item>
          <text:p text:style-name="P51">What <text:span text:style-name="T13">can</text:span> <text:span text:style-name="T13">you</text:span> do <text:span text:style-name="T13">with</text:span> <text:span text:style-name="T13">the</text:span> <text:span text:style-name="T13">model</text:span>?</text:p>
          <text:list>
            <text:list-item>
              <text:p text:style-name="P60">Manipulate</text:p>
              <text:list>
                <text:list-item>
                  <text:p text:style-name="P60">store, validate, manipulate, transform with generic tools</text:p>
                </text:list-item>
              </text:list>
            </text:list-item>
            <text:list-item>
              <text:p text:style-name="P60">Generate Java code</text:p>
              <text:list>
                <text:list-item>
                  <text:p text:style-name="P60">several template-based solutions for generating EMF-dependent code,POJO (plain old Java objects) or even C++</text:p>
                </text:list-item>
              </text:list>
            </text:list-item>
            <text:list-item>
              <text:p text:style-name="P60">Build client-server systems</text:p>
              <text:list>
                <text:list-item>
                  <text:p text:style-name="P60">CDO supports distributing and synchronizing data across a network</text:p>
                </text:list-item>
              </text:list>
            </text:list-item>
            <text:list-item>
              <text:p text:style-name="P60">Build graphical tools</text:p>
              <text:list>
                <text:list-item>
                  <text:p text:style-name="P60">GMF and Eugenia lets you quickly make graphical editor</text:p>
                </text:list-item>
              </text:list>
            </text:list-item>
            <text:list-item>
              <text:p text:style-name="P60">Build textual language</text:p>
            </text:list-item>
            <text:list-item>
              <text:p text:style-name="P60">Xtext and EMFText lets you quickly build textual language</text:p>
            </text:list-item>
          </text:list>
        </text:list-item>
        <text:list-item>
          <text:p text:style-name="P54">Code generation</text:p>
          <text:list>
            <text:list-item>
              <text:p text:style-name="P54">Code customization</text:p>
            </text:list-item>
            <text:list-item>
              <text:p text:style-name="P51"><text:span text:style-name="T13">Integration with</text:span> XML</text:p>
            </text:list-item>
          </text:list>
        </text:list-item>
        <text:list-item>
          <text:p text:style-name="P51">Write <text:span text:style-name="T13">the</text:span> rest <text:span text:style-name="T13">of</text:span> <text:span text:style-name="T13">the</text:span> <text:span text:style-name="T13">application</text:span></text:p>
          <text:list>
            <text:list-item>
              <text:p text:style-name="P54">Related projects</text:p>
            </text:list-item>
          </text:list>
        </text:list-item>
      </text:list>
      <text:h text:style-name="P25" text:outline-level="2"><text:span text:style-name="T21">2.2 </text:span>PL <text:span text:style-name="T25">2</text:span></text:h>
      <text:h text:style-name="P38" text:outline-level="3"><text:a xlink:type="simple" xlink:href="../A1_PL/A2_PL2/pl_02%20-%202016-2017.pdf" text:style-name="Internet_20_link" text:visited-style-name="Visited_20_Internet_20_Link"><text:span text:style-name="T21">2.2.1 Restaurant system</text:span></text:a></text:h>
      <text:list xml:id="list223052705874559" text:continue-list="list223051718374480" text:style-name="Numbering_20_1">
        <text:list-item text:start-value="1">
          <text:p text:style-name="P55">Vision</text:p>
          <text:list>
            <text:list-item>
              <text:p text:style-name="P55">Introduction</text:p>
            </text:list-item>
            <text:list-item>
              <text:p text:style-name="P55">Product details</text:p>
            </text:list-item>
            <text:list-item>
              <text:p text:style-name="P55">Quality attributes</text:p>
            </text:list-item>
          </text:list>
        </text:list-item>
        <text:list-item>
          <text:p text:style-name="P55">Mind Map</text:p>
        </text:list-item>
        <text:list-item>
          <text:p text:style-name="P55"><text:soft-page-break/>Use case diagram</text:p>
        </text:list-item>
        <text:list-item>
          <text:p text:style-name="P55">Exercise</text:p>
          <text:list>
            <text:list-item>
              <text:p text:style-name="P55">Create Mind Map</text:p>
            </text:list-item>
            <text:list-item>
              <text:p text:style-name="P55">Domain model diagram</text:p>
            </text:list-item>
            <text:list-item>
              <text:p text:style-name="P55">Use case diagram – Order Meal</text:p>
            </text:list-item>
            <text:list-item>
              <text:p text:style-name="P55">Use case description <text:note text:id="ftn1" text:note-class="endnote"><text:note-citation>i</text:note-citation><text:note-body><text:p text:style-name="A4_5f_Normal"/></text:note-body></text:note></text:p>
            </text:list-item>
            <text:list-item>
              <text:p text:style-name="P55">Activity diagram</text:p>
            </text:list-item>
            <text:list-item>
              <text:p text:style-name="P55">Sequence diagram</text:p>
              <text:list>
                <text:list-item>
                  <text:p text:style-name="P55">Design Class diagram</text:p>
                </text:list-item>
              </text:list>
            </text:list-item>
            <text:list-item>
              <text:p text:style-name="P55">Basic skeleton in Java</text:p>
            </text:list-item>
          </text:list>
        </text:list-item>
      </text:list>
      <text:h text:style-name="A9_5f_Titulo4" text:outline-level="4"><text:span text:style-name="T22">2.2.1.1 </text:span>Papyrus UML</text:h>
      <text:list xml:id="list223053236290833" text:continue-list="list223053427071916" text:style-name="List_20_1">
        <text:list-item>
          <text:h text:style-name="P88" text:outline-level="5">Instalação</text:h>
        </text:list-item>
      </text:list>
      <text:list xml:id="list223053523863455" text:continue-list="list223052705874559" text:style-name="Numbering_20_1">
        <text:list-item text:start-value="1">
          <text:p text:style-name="P61">Verifique se ele está instalado. </text:p>
        </text:list-item>
        <text:list-item>
          <text:p text:style-name="P61">É um plugin de modelização e deve ter sido instalado antes.</text:p>
        </text:list-item>
        <text:list-item>
          <text:p text:style-name="P61">Se não, use o <text:span text:style-name="T22">gestor</text:span> de atualização do Eclipse (<text:span text:style-name="T22">Ajuda</text:span> &gt; <text:span text:style-name="T22">I</text:span>nstalar novo Software...) para essa finalidade.</text:p>
        </text:list-item>
        <text:list-item>
          <text:p text:style-name="P62">Já está instalado não vou perder tempo com isto</text:p>
        </text:list-item>
      </text:list>
      <text:list xml:id="list223052679803184" text:continue-list="list223053236290833" text:style-name="List_20_1">
        <text:list-item>
          <text:h text:style-name="P88" text:outline-level="5">Utilização</text:h>
        </text:list-item>
      </text:list>
      <text:list xml:id="list223053605948089" text:continue-list="list223053523863455" text:style-name="Numbering_20_1">
        <text:list-item text:start-value="1">
          <text:p text:style-name="P63">No PDF tem um tutorial que ensina como criar um projeto no Papyrus</text:p>
        </text:list-item>
        <text:list-item>
          <text:p text:style-name="P63">O projeto que criei para este exercicio está no eclipse de EDOM</text:p>
          <text:list>
            <text:list-item>
              <text:p text:style-name="P63">PL2</text:p>
            </text:list-item>
          </text:list>
        </text:list-item>
      </text:list>
      <text:p text:style-name="P64"/>
      <text:p text:style-name="P56"/>
      <text:h text:style-name="P20" text:outline-level="1"><text:span text:style-name="T23">3. </text:span>3ª Semana</text:h>
      <text:h text:style-name="P32" text:outline-level="2"><text:span text:style-name="T23">2.1 </text:span>T</text:h>
      <text:list xml:id="list223053195160080" text:continue-list="list223053605948089" text:style-name="Numbering_20_1">
        <text:list-item text:start-value="1">
          <text:p text:style-name="P66"><text:a xlink:type="simple" xlink:href="../A2_T/A3_T3/A1_Conceitos_Modelacao_Do_Core.pdf" text:style-name="Internet_20_link" text:visited-style-name="Visited_20_Internet_20_Link">Modeling Core Concepts</text:a></text:p>
          <text:list>
            <text:list-item>
              <text:p text:style-name="P57">Entities</text:p>
              <text:list>
                <text:list-item>
                  <text:p text:style-name="P57">Example</text:p>
                </text:list-item>
                <text:list-item>
                  <text:p text:style-name="P57">Modeling</text:p>
                </text:list-item>
              </text:list>
            </text:list-item>
            <text:list-item>
              <text:p text:style-name="P57">Value objects</text:p>
              <text:list>
                <text:list-item>
                  <text:p text:style-name="P57">Example</text:p>
                </text:list-item>
              </text:list>
            </text:list-item>
            <text:list-item>
              <text:p text:style-name="P57">Services</text:p>
              <text:list>
                <text:list-item>
                  <text:p text:style-name="P57">Main Characteristics of a Service</text:p>
                </text:list-item>
                <text:list-item>
                  <text:p text:style-name="P57">Example</text:p>
                </text:list-item>
              </text:list>
            </text:list-item>
            <text:list-item>
              <text:p text:style-name="P57">Associations</text:p>
              <text:list>
                <text:list-item>
                  <text:p text:style-name="P57">Imposing a Traversal Direction</text:p>
                </text:list-item>
                <text:list-item>
                  <text:p text:style-name="P57">Adding a Qualifier</text:p>
                </text:list-item>
                <text:list-item>
                  <text:p text:style-name="P57">Example: Associations in a Brokerage Account</text:p>
                </text:list-item>
              </text:list>
            </text:list-item>
          </text:list>
        </text:list-item>
        <text:list-item>
          <text:p text:style-name="P58"><text:a xlink:type="simple" xlink:href="../A2_T/A3_T3/A2_Ciclo_Vida_Objectos_Dominio.pdf" text:style-name="Internet_20_link" text:visited-style-name="Visited_20_Internet_20_Link">Domain objects live-cycle</text:a></text:p>
          <text:list>
            <text:list-item>
              <text:p text:style-name="P58">Modules</text:p>
            </text:list-item>
            <text:list-item>
              <text:p text:style-name="P58">The Life Cycle of a Domain Object</text:p>
            </text:list-item>
            <text:list-item>
              <text:p text:style-name="P58">Aggregates</text:p>
              <text:list>
                <text:list-item>
                  <text:p text:style-name="P58">Example</text:p>
                </text:list-item>
                <text:list-item>
                  <text:p text:style-name="P58">Invariants Example</text:p>
                </text:list-item>
                <text:list-item>
                  <text:p text:style-name="P58">Invariants Rules</text:p>
                </text:list-item>
                <text:list-item>
                  <text:p text:style-name="P58">Purchase Order Integrity Example</text:p>
                </text:list-item>
                <text:list-item>
                  <text:p text:style-name="P58">Summary</text:p>
                </text:list-item>
              </text:list>
            </text:list-item>
            <text:list-item>
              <text:p text:style-name="P58">Factories</text:p>
              <text:list>
                <text:list-item>
                  <text:p text:style-name="P58">Basic Interactions with a Factory</text:p>
                </text:list-item>
                <text:list-item>
                  <text:p text:style-name="P58">Choosing Factories and Their Sites</text:p>
                </text:list-item>
                <text:list-item>
                  <text:p text:style-name="P58">Designing the Interface</text:p>
                </text:list-item>
                <text:list-item>
                  <text:p text:style-name="P58">Reconstituting Stored Objects</text:p>
                </text:list-item>
                <text:list-item>
                  <text:p text:style-name="P58">Example Reconstituting Stored Objects from a Database</text:p>
                </text:list-item>
                <text:list-item>
                  <text:p text:style-name="P58">Example Reconstituting Stored Objects from XML</text:p>
                </text:list-item>
              </text:list>
            </text:list-item>
            <text:list-item>
              <text:p text:style-name="P58">Repositories</text:p>
              <text:list>
                <text:list-item>
                  <text:p text:style-name="P58">Example</text:p>
                </text:list-item>
                <text:list-item>
                  <text:p text:style-name="P58">Advantages</text:p>
                </text:list-item>
                <text:list-item>
                  <text:p text:style-name="P58">Querying a Repository</text:p>
                </text:list-item>
                <text:list-item>
                  <text:p text:style-name="P58">Implementing a Repository: Example</text:p>
                </text:list-item>
                <text:list-item>
                  <text:p text:style-name="P58">Guidelines for Implementing a Repository</text:p>
                </text:list-item>
                <text:list-item>
                  <text:p text:style-name="P58">Repository and Factories: Reconstitute Objects</text:p>
                </text:list-item>
                <text:list-item>
                  <text:p text:style-name="P58"><text:soft-page-break/>Repository and Factories: Store Objects</text:p>
                </text:list-item>
              </text:list>
            </text:list-item>
          </text:list>
        </text:list-item>
      </text:list>
      <text:h text:style-name="P26" text:outline-level="2"><text:span text:style-name="T25">2.2 </text:span>PL <text:span text:style-name="T25">3</text:span></text:h>
      <text:list xml:id="list223053405759503" text:continue-list="list223053195160080" text:style-name="Numbering_20_1">
        <text:list-item text:start-value="1">
          <text:p text:style-name="P67">Continuação do <text:span text:style-name="T24">projeto</text:span> do restaurante</text:p>
        </text:list-item>
      </text:list>
      <text:p text:style-name="P18"/>
      <text:h text:style-name="P23" text:outline-level="1">4. 4ª Semana</text:h>
      <text:h text:style-name="P26" text:outline-level="2"><text:span text:style-name="T28">4.1 </text:span>T</text:h>
      <text:list xml:id="list223052725539876" text:continue-list="list223053405759503" text:style-name="Numbering_20_1">
        <text:list-item text:start-value="1">
          <text:p text:style-name="P67"><text:a xlink:type="simple" xlink:href="../A2_T/A4_T4/Principios_MDSE.pdf" text:style-name="Internet_20_link" text:visited-style-name="Visited_20_Internet_20_Link">MDSE</text:a></text:p>
          <text:list>
            <text:list-item>
              <text:p text:style-name="P67">Models: What is a Model?</text:p>
            </text:list-item>
            <text:list-item>
              <text:p text:style-name="P67">MDSE Aim at Large</text:p>
            </text:list-item>
            <text:list-item>
              <text:p text:style-name="P67">Concepts: Principles and Objectives</text:p>
            </text:list-item>
            <text:list-item>
              <text:p text:style-name="P67">MSDE Methodology Ingredients</text:p>
            </text:list-item>
            <text:list-item>
              <text:p text:style-name="P67">MSDE Equation</text:p>
            </text:list-item>
            <text:list-item>
              <text:p text:style-name="P67">The MD* Jungle of Acronyms</text:p>
            </text:list-item>
            <text:list-item>
              <text:p text:style-name="P67">Target of MDSE</text:p>
            </text:list-item>
            <text:list-item>
              <text:p text:style-name="P67">Modeling Languages</text:p>
            </text:list-item>
            <text:list-item>
              <text:p text:style-name="P67">Metamodeling</text:p>
            </text:list-item>
            <text:list-item>
              <text:p text:style-name="P67">Model Transformations</text:p>
            </text:list-item>
            <text:list-item>
              <text:p text:style-name="P67">Concepts: Model Engineering Basic Architecture</text:p>
            </text:list-item>
            <text:list-item>
              <text:p text:style-name="P67">Modelware vs. Grammarware</text:p>
            </text:list-item>
            <text:list-item>
              <text:p text:style-name="P67">Model Transformations: MOF and transformation setting</text:p>
            </text:list-item>
            <text:list-item>
              <text:p text:style-name="P68">Types of Models</text:p>
            </text:list-item>
            <text:list-item>
              <text:p text:style-name="P68">Concepts: Consequences or Preconditions</text:p>
            </text:list-item>
            <text:list-item>
              <text:p text:style-name="P68">Approaches</text:p>
              <text:list>
                <text:list-item>
                  <text:p text:style-name="P68">Overview</text:p>
                </text:list-item>
                <text:list-item>
                  <text:p text:style-name="P68">CASE</text:p>
                </text:list-item>
                <text:list-item>
                  <text:p text:style-name="P68">Executable UML</text:p>
                </text:list-item>
                <text:list-item>
                  <text:p text:style-name="P68">MDA</text:p>
                </text:list-item>
                <text:list-item>
                  <text:p text:style-name="P68">MDA Development Cycle</text:p>
                </text:list-item>
                <text:list-item>
                  <text:p text:style-name="P68">Modeling Levels: CIM, PIM, PSM</text:p>
                  <text:list>
                    <text:list-item>
                      <text:p text:style-name="P68">CIM</text:p>
                    </text:list-item>
                    <text:list-item>
                      <text:p text:style-name="P68">MDA Platform Independent Model (PIM)</text:p>
                    </text:list-item>
                    <text:list-item>
                      <text:p text:style-name="P68">MDA Platform Specific Model (PSM)</text:p>
                    </text:list-item>
                    <text:list-item>
                      <text:p text:style-name="P68">MDA Reverse Engineering / Roundtrip Engineering</text:p>
                    </text:list-item>
                  </text:list>
                </text:list-item>
                <text:list-item>
                  <text:p text:style-name="P68">Excursus: OMG Standards</text:p>
                </text:list-item>
                <text:list-item>
                  <text:p text:style-name="P68">MDA with UML</text:p>
                </text:list-item>
                <text:list-item>
                  <text:p text:style-name="P68">MDA</text:p>
                </text:list-item>
              </text:list>
            </text:list-item>
            <text:list-item>
              <text:p text:style-name="P68">MSDE Industry: Adoption and Acceptance (hype)</text:p>
            </text:list-item>
            <text:list-item>
              <text:p text:style-name="P68">Tool Support</text:p>
            </text:list-item>
            <text:list-item>
              <text:p text:style-name="P68">Approaches</text:p>
              <text:list>
                <text:list-item>
                  <text:p text:style-name="P68">AC-MDSD</text:p>
                </text:list-item>
                <text:list-item>
                  <text:p text:style-name="P68">MetaCASE/MetaEdit+</text:p>
                </text:list-item>
                <text:list-item>
                  <text:p text:style-name="P68">Software Factories</text:p>
                </text:list-item>
              </text:list>
            </text:list-item>
            <text:list-item>
              <text:p text:style-name="P68"><text:soft-page-break/>Eclipse and EMF</text:p>
            </text:list-item>
            <text:list-item>
              <text:p text:style-name="P68">Conclusion</text:p>
              <text:list>
                <text:list-item>
                  <text:p text:style-name="P68">Modeling in the Last Century</text:p>
                </text:list-item>
                <text:list-item>
                  <text:p text:style-name="P68">Modeling in the New Millennium – Much has Changed!</text:p>
                </text:list-item>
              </text:list>
            </text:list-item>
          </text:list>
        </text:list-item>
      </text:list>
      <text:h text:style-name="P27" text:outline-level="2"><text:span text:style-name="T28">4.2 </text:span>PL <text:span text:style-name="T25">4</text:span></text:h>
      <text:list xml:id="list223053444212589" text:continue-list="list223052725539876" text:style-name="Numbering_20_1">
        <text:list-item text:start-value="1">
          <text:p text:style-name="P68"><text:a xlink:type="simple" xlink:href="../A1_PL/A3_PL4/Introducao_EMF.pdf" text:style-name="Internet_20_link" text:visited-style-name="Visited_20_Internet_20_Link">Introduction to the Eclipse Modeling Framework</text:a></text:p>
          <text:list>
            <text:list-item>
              <text:p text:style-name="P68">Terminology</text:p>
            </text:list-item>
            <text:list-item>
              <text:p text:style-name="P68">Simplified subset of the Ecore metamodel</text:p>
            </text:list-item>
            <text:list-item>
              <text:p text:style-name="P68">Exercise 2: DSL abstract syntax for Mindmap model</text:p>
            </text:list-item>
            <text:list-item>
              <text:p text:style-name="P68">DSL abstract syntax for Mindmap model</text:p>
            </text:list-item>
            <text:list-item>
              <text:p text:style-name="P68">Mindmap model </text:p>
              <text:list>
                <text:list-item>
                  <text:p text:style-name="P69">Mindmap model - create an empty project</text:p>
                </text:list-item>
                <text:list-item>
                  <text:p text:style-name="P69">Mindmap model - create an Ecore model</text:p>
                </text:list-item>
              </text:list>
            </text:list-item>
            <text:list-item>
              <text:p text:style-name="P68">Properties view</text:p>
            </text:list-item>
            <text:list-item>
              <text:p text:style-name="P68">Model elements</text:p>
            </text:list-item>
            <text:list-item>
              <text:p text:style-name="P68">Containment properties</text:p>
            </text:list-item>
            <text:list-item>
              <text:p text:style-name="P68">Derived references</text:p>
            </text:list-item>
            <text:list-item>
              <text:p text:style-name="P68">Operations</text:p>
            </text:list-item>
            <text:list-item>
              <text:p text:style-name="P68">Enumerations</text:p>
            </text:list-item>
            <text:list-item>
              <text:p text:style-name="P68">Validating the model</text:p>
            </text:list-item>
            <text:list-item>
              <text:p text:style-name="P70">Actualizar genmodel</text:p>
              <text:list>
                <text:list-item>
                  <text:p text:style-name="P70">Butão direito sobre o ficheiro genmode </text:p>
                </text:list-item>
                <text:list-item>
                  <text:p text:style-name="P70">Reload </text:p>
                </text:list-item>
              </text:list>
            </text:list-item>
            <text:list-item>
              <text:p text:style-name="P68">EMF files</text:p>
            </text:list-item>
            <text:list-item>
              <text:p text:style-name="P68">Creating the Mindmap Generator Model</text:p>
            </text:list-item>
            <text:list-item>
              <text:p text:style-name="P68">Plugins that can be generated</text:p>
            </text:list-item>
            <text:list-item>
              <text:p text:style-name="P68">Properties for the code generation</text:p>
            </text:list-item>
            <text:list-item>
              <text:p text:style-name="P68">Generating code</text:p>
            </text:list-item>
            <text:list-item>
              <text:p text:style-name="P68">Property effects in the code</text:p>
            </text:list-item>
            <text:list-item>
              <text:p text:style-name="P68">Running the plug-ins</text:p>
            </text:list-item>
            <text:list-item>
              <text:p text:style-name="P68">Creating a mindmap instance</text:p>
            </text:list-item>
            <text:list-item>
              <text:p text:style-name="P68">Using the editor for model instances</text:p>
            </text:list-item>
            <text:list-item>
              <text:p text:style-name="P68">Other editors</text:p>
            </text:list-item>
            <text:list-item>
              <text:p text:style-name="P68">Object Constraint Language</text:p>
            </text:list-item>
            <text:list-item>
              <text:p text:style-name="P68">Other editors</text:p>
            </text:list-item>
            <text:list-item>
              <text:p text:style-name="P69">Object Constraint Language</text:p>
              <text:list>
                <text:list-item>
                  <text:p text:style-name="P69">Other editors</text:p>
                </text:list-item>
                <text:list-item>
                  <text:p text:style-name="P69">Using OCL to provide validations: mandatory title</text:p>
                </text:list-item>
                <text:list-item>
                  <text:p text:style-name="P69">Using OCL to provide validations for date properties</text:p>
                </text:list-item>
                <text:list-item>
                  <text:p text:style-name="P69">Using OCL to define an operation</text:p>
                </text:list-item>
                <text:list-item>
                  <text:p text:style-name="P69"><text:soft-page-break/>Using OCL to define a derived reference</text:p>
                </text:list-item>
              </text:list>
            </text:list-item>
            <text:list-item>
              <text:p text:style-name="P68">Using a simple text editor to enter OCL statements or others</text:p>
            </text:list-item>
            <text:list-item>
              <text:p text:style-name="P68">Checking the validations</text:p>
            </text:list-item>
            <text:list-item>
              <text:p text:style-name="P68">Xtext OCL Console</text:p>
            </text:list-item>
            <text:list-item>
              <text:p text:style-name="P68">Evaluating OCL expressions</text:p>
            </text:list-item>
          </text:list>
        </text:list-item>
      </text:list>
      <text:p text:style-name="P18"/>
      <text:h text:style-name="P21" text:outline-level="1"><text:span text:style-name="T30">5. </text:span>5ª Semana</text:h>
      <text:h text:style-name="P28" text:outline-level="2"><text:span text:style-name="T30">5.1 </text:span>T</text:h>
      <text:h text:style-name="P82" text:outline-level="3"><text:a xlink:type="simple" xlink:href="../../A1_Aulas/A5_Semana5/A1_T/edom05_2_MDSE_Principles.pdf" text:style-name="Internet_20_link" text:visited-style-name="Visited_20_Internet_20_Link">5.1.2 MDSE Principles</text:a></text:h>
      <text:list xml:id="list223053199040891" text:continue-list="list223053444212589" text:style-name="Numbering_20_1">
        <text:list-item text:start-value="1">
          <text:p text:style-name="P80">Modeling Levels: CIM, PIM, PSM</text:p>
          <text:list>
            <text:list-item>
              <text:p text:style-name="A6_5f_Lista_5f_Continua">Computação independente (CIM)</text:p>
              <text:list>
                <text:list-item>
                  <text:p text:style-name="A6_5f_Lista_5f_Continua"><text:span text:style-name="T30">De</text:span>screvem os requisitos e necessidades em um nível muito abstract<text:span text:style-name="T30">o</text:span>, sem qualquer referência aos <text:span text:style-name="T30">aspetos</text:span> de implementação (por exemplo, descrição de requisitos do utilizador ou objetivos de negócios)</text:p>
                </text:list-item>
              </text:list>
            </text:list-item>
            <text:list-item>
              <text:p text:style-name="A6_5f_Lista_5f_Continua">Independente de plataforma (PIM)</text:p>
              <text:list>
                <text:list-item>
                  <text:p text:style-name="A6_5f_Lista_5f_Continua"><text:span text:style-name="T30">De</text:span>finem o comportamento dos sistemas em termos de dados armazenados e algoritmos executados, sem qualquer detalhe técnico ou tecnológico</text:p>
                </text:list-item>
              </text:list>
            </text:list-item>
            <text:list-item>
              <text:p text:style-name="P81">Específico de plataforma (PSM)</text:p>
              <text:list>
                <text:list-item>
                  <text:p text:style-name="P81"><text:span text:style-name="T30">D</text:span>efin<text:span text:style-name="T30">e</text:span> todos os <text:span text:style-name="T30">aspetos</text:span> tecnológicos em detalhes. </text:p>
                </text:list-item>
              </text:list>
            </text:list-item>
          </text:list>
        </text:list-item>
      </text:list>
      <text:p text:style-name="A4_5f_Normal"/>
      <text:h text:style-name="P29" text:outline-level="2">PL</text:h>
      <text:list xml:id="list223052596963120" text:continue-list="list223053199040891" text:style-name="Numbering_20_1">
        <text:list-item text:start-value="1">
          <text:p text:style-name="P71"><text:a xlink:type="simple" xlink:href="../A1_PL/A4_PL5/DSL.pdf" text:style-name="Internet_20_link" text:visited-style-name="Visited_20_Internet_20_Link">DSL</text:a></text:p>
          <text:list>
            <text:list-item>
              <text:p text:style-name="P71"><text:span text:style-name="T13">Exercise</text:span> 3: DSL <text:span text:style-name="T13">abstract</text:span> <text:span text:style-name="T14">syntax</text:span> for <text:span text:style-name="T13">requirements</text:span> <text:span text:style-name="T13">modeling</text:span></text:p>
            </text:list-item>
            <text:list-item>
              <text:p text:style-name="P59">Requirements model: updating a class</text:p>
            </text:list-item>
            <text:list-item>
              <text:p text:style-name="P59">Updating method getText</text:p>
            </text:list-item>
            <text:list-item>
              <text:p text:style-name="P59">Working with instances after changes</text:p>
            </text:list-item>
            <text:list-item>
              <text:p text:style-name="P59">An instance for the restaurant requirements</text:p>
            </text:list-item>
            <text:list-item>
              <text:p text:style-name="P59">Mandatory revision for these exercise</text:p>
            </text:list-item>
          </text:list>
        </text:list-item>
      </text:list>
      <text:p text:style-name="P18"/>
      <text:h text:style-name="P21" text:outline-level="1"><text:span text:style-name="T16">6</text:span>ª Semana</text:h>
      <text:h text:style-name="P32" text:outline-level="2">T</text:h>
      <text:h text:style-name="P33" text:outline-level="3">Aula 2</text:h>
      <text:list xml:id="list223053580124069" text:continue-list="list223052596963120" text:style-name="Numbering_20_1">
        <text:list-item text:start-value="1">
          <text:p text:style-name="P72"><text:a xlink:type="simple" xlink:href="../A2_T/A6_T6/edom06_2.pdf" text:style-name="Internet_20_link" text:visited-style-name="Visited_20_Internet_20_Link">ATL Demonstration</text:a></text:p>
          <text:list>
            <text:list-item>
              <text:p text:style-name="P72">Transformação de modelos</text:p>
            </text:list-item>
          </text:list>
        </text:list-item>
      </text:list>
      <text:h text:style-name="P33" text:outline-level="3">PL</text:h>
      <text:list xml:id="list223052606510858" text:continue-numbering="true" text:style-name="Numbering_20_1">
        <text:list-item>
          <text:p text:style-name="P45"><text:a xlink:type="simple" xlink:href="../A1_PL/A5_PL6/A1_Originais/pl_06.pdf" text:style-name="Internet_20_link" text:visited-style-name="Visited_20_Internet_20_Link">Model to model transformations </text:a><text:a xlink:type="simple" xlink:href="../A1_PL/A5_PL6/A1_Originais/pl_06.pdf" text:style-name="Internet_20_link" text:visited-style-name="Visited_20_Internet_20_Link"><text:span text:style-name="T17">(ATL)</text:span></text:a></text:p>
          <text:list>
            <text:list-item>
              <text:p text:style-name="P73">Transformação de modelos</text:p>
            </text:list-item>
          </text:list>
        </text:list-item>
      </text:list>
      <text:p text:style-name="P18"/>
      <text:h text:style-name="P22" text:outline-level="1">7ª Semana</text:h>
      <text:h text:style-name="P30" text:outline-level="2">T</text:h>
      <text:h text:style-name="P34" text:outline-level="3">Aula 1</text:h>
      <text:list xml:id="list223052574684992" text:continue-list="list223052606510858" text:style-name="Numbering_20_1">
        <text:list-item text:start-value="1">
          <text:p text:style-name="P74"><text:a xlink:type="simple" xlink:href="../A2_T/A7_T7/edom07_1.pdf" text:style-name="Internet_20_link" text:visited-style-name="Visited_20_Internet_20_Link">MDSE Use Cases</text:a></text:p>
          <text:list>
            <text:list-item>
              <text:p text:style-name="P74">Só treta</text:p>
            </text:list-item>
          </text:list>
        </text:list-item>
      </text:list>
      <text:p text:style-name="P18"/>
      <text:h text:style-name="P22" text:outline-level="1"><text:span text:style-name="T18">8</text:span>ª Semana</text:h>
      <text:h text:style-name="P30" text:outline-level="2">T</text:h>
      <text:h text:style-name="P34" text:outline-level="3">Aula 1</text:h>
      <text:list xml:id="list223053227954830" text:continue-list="list223052574684992" text:style-name="Numbering_20_1">
        <text:list-item text:start-value="1">
          <text:p text:style-name="P75">OCL</text:p>
        </text:list-item>
      </text:list>
      <text:h text:style-name="P35" text:outline-level="3">Aula 2</text:h>
      <text:list xml:id="list223052300734677" text:continue-list="list223053227954830" text:style-name="Numbering_20_1">
        <text:list-item text:start-value="1">
          <text:p text:style-name="P75">OCL</text:p>
        </text:list-item>
      </text:list>
      <text:h text:style-name="P31" text:outline-level="2">PL</text:h>
      <text:list xml:id="list223053188150228" text:continue-list="list223052300734677" text:style-name="Numbering_20_1">
        <text:list-item text:start-value="1">
          <text:p text:style-name="P75">DSL</text:p>
        </text:list-item>
      </text:list>
      <text:p text:style-name="P18"/>
      <text:h text:style-name="P22" text:outline-level="1"><text:span text:style-name="T18">9</text:span>ª Semana</text:h>
      <text:h text:style-name="P30" text:outline-level="2">T</text:h>
      <text:h text:style-name="P34" text:outline-level="3">Aula 1</text:h>
      <text:list xml:id="list223052195396243" text:continue-list="list223053188150228" text:style-name="Numbering_20_1">
        <text:list-item text:start-value="1">
          <text:p text:style-name="P76"><text:a xlink:type="simple" xlink:href="../A2_T/A9_T9/edom09_1.pdf" text:style-name="Internet_20_link" text:visited-style-name="Visited_20_Internet_20_Link">Acceleo Demonstration</text:a></text:p>
          <text:list>
            <text:list-item>
              <text:p text:style-name="P76">Acceleo Overview</text:p>
            </text:list-item>
            <text:list-item>
              <text:p text:style-name="P76">Demonstration: UML to Java</text:p>
            </text:list-item>
            <text:list-item>
              <text:p text:style-name="P76">#1 Create a Papyrus Project</text:p>
            </text:list-item>
            <text:list-item>
              <text:p text:style-name="P76">Papyrus Diagrams and UML Model</text:p>
            </text:list-item>
            <text:list-item>
              <text:p text:style-name="P76">Papyrus Model Explorer</text:p>
            </text:list-item>
            <text:list-item>
              <text:p text:style-name="P76">#2 Create an Acceleo Project</text:p>
            </text:list-item>
            <text:list-item>
              <text:p text:style-name="P76">Usual Structure of a Acceleo Project</text:p>
            </text:list-item>
          </text:list>
        </text:list-item>
      </text:list>
      <text:h text:style-name="P35" text:outline-level="3">Aula 2</text:h>
      <text:list xml:id="list223052925946351" text:continue-list="list223052195396243" text:style-name="Numbering_20_1">
        <text:list-item text:start-value="1">
          <text:p text:style-name="P76"><text:a xlink:type="simple" xlink:href="../A2_T/A9_T9/edom09_2.pdf" text:style-name="Internet_20_link" text:visited-style-name="Visited_20_Internet_20_Link">Model Driven Architecture (MDA)</text:a></text:p>
          <text:list>
            <text:list-item text:start-value="1">
              <text:p text:style-name="P76">Não perc<text:span text:style-name="T19">eb</text:span>i o que era mas não importa para trabalho final</text:p>
            </text:list-item>
          </text:list>
        </text:list-item>
      </text:list>
      <text:h text:style-name="P31" text:outline-level="2">PL</text:h>
      <text:list xml:id="list223052363017035" text:continue-list="list223052925946351" text:style-name="Numbering_20_1">
        <text:list-item text:start-value="1">
          <text:p text:style-name="P77"><text:a xlink:type="simple" xlink:href="../A1_PL/A7_PL9/pl_09.pdf" text:style-name="Internet_20_link" text:visited-style-name="Visited_20_Internet_20_Link">Model to Text Transformations</text:a></text:p>
          <text:list>
            <text:list-item>
              <text:p text:style-name="P77">Model-to-Text transformations</text:p>
            </text:list-item>
            <text:list-item>
              <text:p text:style-name="P77">Model-to-Text transformation – example</text:p>
            </text:list-item>
            <text:list-item>
              <text:p text:style-name="P77">Using programming languages to generate code</text:p>
            </text:list-item>
            <text:list-item>
              <text:p text:style-name="P77">Weighing up the pros and cons of using programming languages</text:p>
            </text:list-item>
            <text:list-item>
              <text:p text:style-name="P77">Templates</text:p>
            </text:list-item>
            <text:list-item>
              <text:p text:style-name="P77">Components of a template-based approach</text:p>
            </text:list-item>
            <text:list-item>
              <text:p text:style-name="P77">Overview of template-based approaches</text:p>
            </text:list-item>
            <text:list-item>
              <text:p text:style-name="P77">…</text:p>
            </text:list-item>
            <text:list-item>
              <text:p text:style-name="P77">Initial steps</text:p>
              <text:list>
                <text:list-item>
                  <text:p text:style-name="P77">Criar projecto de Acceleo</text:p>
                </text:list-item>
                <text:list-item>
                  <text:p text:style-name="P77">Tab3</text:p>
                  <text:list>
                    <text:list-item>
                      <text:p text:style-name="P77">URI:.../2002/Ecore</text:p>
                    </text:list-item>
                  </text:list>
                </text:list-item>
              </text:list>
              <text:p text:style-name="P77"/>
            </text:list-item>
          </text:list>
        </text:list-item>
      </text:list>
      <text:h text:style-name="P42" text:outline-level="1">10. Exames</text:h>
      <text:h text:style-name="P43" text:outline-level="2"><text:span text:style-name="T29">10.1 Época normal</text:span></text:h>
      <text:list xml:id="list223052224397579" text:continue-list="list223052363017035" text:style-name="Numbering_20_1">
        <text:list-item text:start-value="1">
          <text:p text:style-name="A6_5f_Lista_5f_Continua"><text:span text:style-name="T29"><text:s/></text:span><text:a xlink:type="simple" xlink:href="../../A5_Exames/A3_edom_exam_ep_normal-pt.pdf" text:style-name="Internet_20_link" text:visited-style-name="Visited_20_Internet_20_Link"><text:span text:style-name="T29">Ficheiro</text:span></text:a></text:p>
        </text:list-item>
      </text:list>
      <text:p text:style-name="P44"/>
      <text:p text:style-name="P15"/>
      <text:p text:style-name="P14"/>
      <text:p text:style-name="P13"/>
      <text:p text:style-name="P12"/>
      <text:p text:style-name="P11"/>
      <text:p text:style-name="P10"/>
      <text:p text:style-name="P78"/>
      <text:p text:style-name="P9"/>
      <text:p text:style-name="P79"/>
      <text:p text:style-name="P8"/>
      <text:p text:style-name="P17"/>
      <text:p text:style-name="P16"/>
      <text:p text:style-name="P7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1" svg:font-family="Arial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Itálico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3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1_5f_Cabecalho" style:display-name="A1_Cabecalho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ourier New1" fo:font-family="'Courier New'" style:font-family-generic="modern" style:font-pitch="fixed" fo:font-size="13pt" fo:font-weight="bold" officeooo:rsid="0001a165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2_5f_Rodape" style:display-name="A2_Rodape" style:family="paragraph" style:parent-style-name="Footer" style:class="extra">
      <style:paragraph-properties fo:padding="0.049cm" fo:border-left="none" fo:border-right="none" fo:border-top="0.06pt solid #000000" fo:border-bottom="none" style:shadow="none"/>
    </style:style>
    <style:style style:name="A3_5f_Titulo1" style:display-name="A3_Titulo1" style:family="paragraph" style:parent-style-name="Standard" style:next-style-name="A4_5f_Normal" style:default-outline-level="1" style:list-style-name="">
      <loext:graphic-properties draw:fill="none" draw:fill-color="#729fcf"/>
      <style:paragraph-properties fo:margin-left="0cm" fo:margin-right="0cm" fo:margin-top="0.499cm" fo:margin-bottom="0.499cm" loext:contextual-spacing="false" fo:text-align="center" style:justify-single-word="false" fo:text-indent="0cm" style:auto-text-indent="false" fo:background-color="transparent" style:border-line-width-bottom="0cm 0.004cm 0.002cm" fo:padding="0.101cm" fo:border-left="none" fo:border-right="none" fo:border-top="none" fo:border-bottom="0.14pt double #999999" style:shadow="none"/>
      <style:text-properties style:font-name="Courier New1" fo:font-family="'Courier New'" style:font-family-generic="modern" style:font-pitch="fixed" fo:font-size="10pt" fo:font-weight="bold" officeooo:rsid="0003e085" fo:background-color="#99ccff" style:font-size-asian="10pt" style:font-weight-asian="bold" style:font-size-complex="10pt" style:font-weight-complex="600" loext:shadow="#808080 0.18cm 0.18cm"/>
    </style:style>
    <style:style style:name="A4_5f_Normal" style:display-name="A4_Normal" style:family="paragraph" style:parent-style-name="Text_20_body">
      <loext:graphic-properties draw:fill="none" draw:fill-color="#729fcf"/>
      <style:paragraph-properties fo:margin-left="0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Courier New" fo:font-family="'Courier New'" style:font-style-name="Normal" style:font-family-generic="modern" style:font-pitch="fixed" fo:font-size="10pt" style:font-size-asian="10.5pt"/>
    </style:style>
    <style:style style:name="A5_5f_Titulo2" style:display-name="A5_Titulo2" style:family="paragraph" style:parent-style-name="A4_5f_Normal" style:next-style-name="A4_5f_Normal" style:default-outline-level="2" style:list-style-name="">
      <loext:graphic-properties draw:fill="none" draw:fill-color="#729fcf"/>
      <style:paragraph-properties fo:margin-left="0cm" fo:margin-right="0cm" fo:margin-top="0.199cm" fo:margin-bottom="0.199cm" loext:contextual-spacing="false" fo:text-indent="0cm" style:auto-text-indent="false" fo:background-color="transparent" fo:padding="0cm" fo:border="none" style:shadow="none" style:join-border="true">
        <style:tab-stops/>
        <style:drop-cap/>
      </style:paragraph-properties>
      <style:text-properties fo:font-weight="bold" officeooo:rsid="0003e085" fo:background-color="#ffff99" style:font-size-asian="10.5pt" style:font-weight-asian="bold" style:font-weight-complex="600" loext:shadow="#808080 0.18cm 0.18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A6_5f_Lista_5f_Continua" style:display-name="A6_Lista_Continua" style:family="paragraph" style:parent-style-name="A4_5f_Normal" style:default-outline-level="" style:list-style-name="Numbering_20_1" style:master-page-name="">
      <style:paragraph-properties style:page-number="auto" style:shadow="none">
        <style:tab-stops>
          <style:tab-stop style:position="0.199cm"/>
        </style:tab-stops>
      </style:paragraph-properties>
      <style:text-properties fo:background-color="transparent" style:font-size-asian="10.5pt"/>
    </style:style>
    <style:style style:name="A7_5f_Codigo" style:display-name="A7_Codigo" style:family="paragraph" style:parent-style-name="A4_5f_Normal" style:next-style-name="A4_5f_Normal">
      <loext:graphic-properties draw:fill="solid" draw:fill-color="#e6e6ff" draw:opacity="100%"/>
      <style:paragraph-properties fo:background-color="#e6e6ff" fo:padding="0.049cm" fo:border="0.06pt solid #000000" style:shadow="#808080 0.18cm 0.18cm">
        <style:tab-stops/>
      </style:paragraph-properties>
      <style:text-properties fo:font-size="8pt" officeooo:rsid="000ed254" fo:background-color="transparent" style:font-size-asian="8pt" style:font-size-complex="8pt"/>
    </style:style>
    <style:style style:name="A8_5f_Titulo3" style:display-name="A8_Titulo3" style:family="paragraph" style:parent-style-name="A5_5f_Titulo2" style:default-outline-level="3" style:list-style-name="">
      <style:paragraph-properties fo:margin-left="0cm" fo:margin-right="0cm" fo:text-indent="0.199cm" style:auto-text-indent="false"/>
      <style:text-properties officeooo:rsid="0012c6b1" fo:background-color="#cfe7f5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A9_5f_Titulo4" style:display-name="A9_Titulo4" style:family="paragraph" style:parent-style-name="A8_5f_Titulo3" style:next-style-name="A4_5f_Normal" style:default-outline-level="4" style:master-page-name="">
      <loext:graphic-properties draw:fill-image-width="0cm" draw:fill-image-height="0cm"/>
      <style:paragraph-properties fo:margin-left="0cm" fo:margin-right="0cm" fo:text-indent="0.4cm" style:auto-text-indent="false" style:page-number="auto">
        <style:tab-stops/>
      </style:paragraph-properties>
      <style:text-properties fo:background-color="#33ff99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AA_5f_Titulo5" style:display-name="AA_Titulo5" style:family="paragraph" style:parent-style-name="A4_5f_Normal" style:next-style-name="A4_5f_Normal" style:default-outline-level="5" style:list-style-name="List_20_1">
      <style:paragraph-properties fo:margin-left="0cm" fo:margin-right="0cm" fo:margin-top="0.199cm" fo:margin-bottom="0.199cm" loext:contextual-spacing="false" fo:text-align="justify" style:justify-single-word="false" fo:text-indent="0.6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5" style:display-name="Heading 5" style:family="paragraph" style:parent-style-name="Heading" style:class="text"/>
    <style:style style:name="Endnote" style:family="paragraph" style:parent-style-name="Standard" style:class="extra"/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Protuguês" style:family="text">
      <style:text-properties style:font-name="Courier New" fo:font-family="'Courier New'" style:font-style-name="Normal" style:font-family-generic="modern" style:font-pitch="fixed" fo:font-size="10pt" fo:background-color="transparent" style:font-size-asian="10.5pt" loext:shadow="none"/>
    </style:style>
    <style:style style:name="EInglês" style:family="text" style:parent-style-name="EProtuguês">
      <style:text-properties style:font-name="Courier New2" fo:font-family="'Courier New'" style:font-style-name="Itálico" style:font-family-generic="modern" style:font-pitch="fixed" fo:language="en" fo:country="US" fo:font-style="italic" fo:background-color="transparent" style:font-size-asian="10.5pt" loext:shadow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t" fo:country="PT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1_5f_Cabecalho">
      <style:text-properties fo:language="pt" fo:country="PT" officeooo:paragraph-rsid="02998b10"/>
    </style:style>
    <style:style style:name="MP2" style:family="paragraph" style:parent-style-name="A2_5f_Rodape">
      <style:text-properties fo:language="pt" fo:country="PT" officeooo:paragraph-rsid="0072868d"/>
    </style:style>
    <style:style style:name="MP3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fo:language="pt" fo:country="PT" officeooo:paragraph-rsid="014e6710"/>
    </style:style>
    <style:style style:name="MP4" style:family="paragraph" style:parent-style-name="A2_5f_Rodape">
      <style:text-properties fo:language="pt" fo:country="PT" officeooo:paragraph-rsid="014e6710"/>
    </style:style>
    <style:style style:name="MT1" style:family="text">
      <style:text-properties style:font-name="Courier 10 Pitch" fo:font-size="10pt" officeooo:rsid="02855add" style:font-size-asian="10pt" style:font-size-complex="10pt"/>
    </style:style>
    <style:style style:name="MT2" style:family="text">
      <style:text-properties style:font-name="Courier 10 Pitch" fo:font-size="10pt" style:font-size-asian="10pt" style:font-size-complex="10pt"/>
    </style:style>
    <style:style style:name="MT3" style:family="text">
      <style:text-properties style:font-name="Courier 10 Pitch" fo:font-size="10pt" officeooo:rsid="0295f681" style:font-size-asian="10pt" style:font-size-complex="10pt"/>
    </style:style>
    <style:style style:name="MT4" style:family="text">
      <style:text-properties style:font-name="Courier 10 Pitch" fo:font-size="10pt" officeooo:rsid="0137499c" style:font-size-asian="10pt" style:font-size-complex="10pt"/>
    </style:style>
    <style:style style:name="MT5" style:family="text">
      <style:text-properties officeooo:rsid="00fd316c"/>
    </style:style>
    <style:style style:name="MT6" style:family="text">
      <style:text-properties officeooo:rsid="013190ad"/>
    </style:style>
    <style:style style:name="MT7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-</number:text>
      <number:month/>
      <number:text>-</number:text>
      <number:year/>
    </number:date-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tab/><text:span text:style-name="MT1">EDOM</text:span><text:span text:style-name="MT2"> – </text:span><text:span text:style-name="MT3">Estudo</text:span><text:span text:style-name="MT2"><text:tab/></text:span><text:span text:style-name="MT2"><text:date style:data-style-name="N36" text:date-value="2018-01-25T16:38:34.894030638" text:fixed="true">25-01-2018</text:date></text:span><text:span text:style-name="MT2"> </text:span><text:span text:style-name="MT2"><text:time style:data-style-name="N41" text:time-value="2018-01-25T16:38:44.231933243" text:fixed="true">16:38:44</text:time></text:span></text:p>
      </style:header>
      <style:footer>
        <text:p text:style-name="MP2"><text:tab/><text:tab/><text:span text:style-name="MT4">Pág. </text:span><text:span text:style-name="MT2"><text:page-number text:select-page="current">15</text:page-number></text:span><text:span text:style-name="MT2">/</text:span><text:span text:style-name="MT2"><text:page-count>16</text:page-count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header>
        <text:p text:style-name="MP3"><text:span text:style-name="MT5"><text:tab/>INSIS</text:span> – <text:span text:style-name="MT6">Projeto IT1<text:tab/></text:span><text:tab/><text:span text:style-name="MT7"><text:date style:data-style-name="N30" text:date-value="2017-04-16T10:51:54.261323399" text:fixed="true">16-04-2017</text:date></text:span><text:span text:style-name="MT7"> </text:span><text:span text:style-name="MT7"><text:time style:data-style-name="N41" text:time-value="2017-04-29T00:36:19.199379240" text:fixed="true">00:36:19</text:time></text:span></text:p>
      </style:header>
      <style:footer>
        <text:p text:style-name="MP4"><text:tab/><text:tab/><text:tab/><text:tab/><text:tab/><text:tab/><text:tab/><text:tab/><text:span text:style-name="MT4">Pág. </text:span><text:span text:style-name="MT2"><text:page-number text:select-page="current">0</text:page-number></text:span><text:span text:style-name="MT2">/</text:span><text:span text:style-name="MT2"><text:page-count>16</text:page-count></text:span></text:p>
      </style:footer>
    </style:master-page>
    <style:master-page style:name="Endnote" style:page-layout-name="Mpm5"/>
    <style:master-page style:name="Left_20_Page" style:display-name="Left Page" style:page-layout-name="Mpm6" style:next-style-name="Right_20_Page"/>
    <style:master-page style:name="Right_20_Page" style:display-name="Right Page" style:page-layout-name="Mpm7" style:next-style-name="Left_20_Page"/>
    <style:master-page style:name="Envelope" style:page-layout-name="Mpm8"/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6-12T12:19:10.901941581</meta:creation-date>
    <dc:date>2018-01-25T22:30:51.378911709</dc:date>
    <meta:editing-duration>P5DT33M56S</meta:editing-duration>
    <meta:editing-cycles>350</meta:editing-cycles>
    <meta:generator>LibreOffice/5.1.6.2$Linux_X86_64 LibreOffice_project/10m0$Build-2</meta:generator>
    <meta:document-statistic meta:table-count="0" meta:image-count="0" meta:object-count="0" meta:page-count="16" meta:paragraph-count="320" meta:word-count="1566" meta:character-count="9054" meta:non-whitespace-character-count="8038"/>
  </office:meta>
</office:document-meta>
</file>

<file path=Basic/Standard/A1_Macros.xml><?xml version="1.0" encoding="utf-8"?>
<!DOCTYPE module  PUBLIC '-//OpenOffice.org//DTD OfficeDocument 1.0//EN'  'module.dtd'>
<script:module xmlns:script="http://openoffice.org/2000/script" script:name="A1_Macros" script:language="StarBasic">REM  *****  BASIC  *****

Sub Main

End Sub


sub A1_Reiniciar_Numeraca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umberingStart"
args1(0).Value = true

dispatcher.executeDispatch(document, ".uno:NumberingStart", "", 0, args1())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1_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